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7.4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1.1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8" table:default-cell-style-name="Default"/>
        <table:table-row table:style-name="ro1">
          <table:table-cell table:number-columns-repeated="2"/>
          <table:table-cell office:value-type="float" office:value="20201008" calcext:value-type="float">
            <text:p>20201008</text:p>
          </table:table-cell>
          <table:table-cell office:value-type="float" office:value="20201011" calcext:value-type="float">
            <text:p>20201011</text:p>
          </table:table-cell>
          <table:table-cell office:value-type="float" office:value="20201013" calcext:value-type="float">
            <text:p>20201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C2:.G2])*[.B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C3:.G3])*[.B3]"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SUM([.C4:.G4])*[.B4]"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formula="of:=SUM([.C5:.G5])*[.B5]"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0.02" calcext:value-type="float">
            <text:p>0.0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SUM([.C6:.G6])*[.B6]" office:value-type="float" office:value="0.32" calcext:value-type="float">
            <text:p>0.32</text:p>
          </table:table-cell>
        </table:table-row>
      </table:table>
      <table:table table:name="202010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4]*[.C4]" office:value-type="float" office:value="10200" calcext:value-type="float">
            <text:p>102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1]*[.C1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1]*[.C1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3]*[.C3]"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5000" calcext:value-type="float">
            <text:p>50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formula="of:=[.B4]*[.C4]" office:value-type="float" office:value="4500" calcext:value-type="float">
            <text:p>45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1]*[.C1]"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000" calcext:value-type="float">
            <text:p>2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3]*[.C3]"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9]*[.C9]"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000" calcext:value-type="float">
            <text:p>2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formula="of:=[.B5]*[.C5]" office:value-type="float" office:value="10400" calcext:value-type="float">
            <text:p>104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formula="of:=[.B6]*[.C6]" office:value-type="float" office:value="7800" calcext:value-type="float">
            <text:p>78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6500" calcext:value-type="float">
            <text:p>16500</text:p>
          </table:table-cell>
          <table:table-cell table:formula="of:=5500*3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table:formula="of:=[.B5]*[.C5]"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0" calcext:value-type="float">
            <text:p>5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B7]*[.C7]" office:value-type="float" office:value="7200" calcext:value-type="float">
            <text:p>7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1600" calcext:value-type="float">
            <text:p>16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4]*[.C4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3"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3"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style-name="ce3"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5]*[.C5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3" table:formula="of:=[.B6]*[.C6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08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1]*[.C1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3"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1" calcext:value-type="float">
            <text:p>11</text:p>
          </table:table-cell>
          <table:table-cell table:style-name="ce3" table:formula="of:=[.B5]*[.C5]" office:value-type="float" office:value="8800" calcext:value-type="float">
            <text:p>88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08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3" table:formula="of:=[.B1]*[.C1]" office:value-type="float" office:value="8400" calcext:value-type="float">
            <text:p>8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3"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08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formula="of:=[.B1]*[.C1]" office:value-type="float" office:value="10400" calcext:value-type="float">
            <text:p>10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3" table:formula="of:=[.B1]*[.C1]" office:value-type="float" office:value="10800" calcext:value-type="float">
            <text:p>108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5])" office:value-type="float" office:value="11000" calcext:value-type="float">
            <text:p>11000</text:p>
          </table:table-cell>
          <table:table-cell table:formula="of:=5500*2-[.D6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08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7200" calcext:value-type="float">
            <text:p>7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0" calcext:value-type="float">
            <text:p>5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2]*[.C2]" office:value-type="float" office:value="660" calcext:value-type="float">
            <text:p>6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3" calcext:value-type="float">
            <text:p>3</text:p>
          </table:table-cell>
          <table:table-cell table:formula="of:=[.B3]*[.C3]" office:value-type="float" office:value="540" calcext:value-type="float">
            <text:p>5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050" calcext:value-type="float">
            <text:p>10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240" calcext:value-type="float">
            <text:p>2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float" office:value="5000" calcext:value-type="float">
            <text:p>5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table:formula="of:=[.B10]*[.C10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formula="of:=[.B11]*[.C11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29000" calcext:value-type="float">
            <text:p>29000</text:p>
          </table:table-cell>
          <table:table-cell table:formula="of:=290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4" calcext:value-type="float">
            <text:p>4</text:p>
          </table:table-cell>
          <table:table-cell table:formula="of:=[.B1]*[.C1]" office:value-type="float" office:value="720" calcext:value-type="float">
            <text:p>7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2]*[.C2]" office:value-type="float" office:value="480" calcext:value-type="float">
            <text:p>4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3]*[.C3]" office:value-type="float" office:value="1200" calcext:value-type="float">
            <text:p>1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formula="of:=[.B7]*[.C7]" office:value-type="float" office:value="7500" calcext:value-type="float">
            <text:p>7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8]*[.C8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3" calcext:value-type="float">
            <text:p>13</text:p>
          </table:table-cell>
          <table:table-cell table:formula="of:=[.B1]*[.C1]" office:value-type="float" office:value="6500" calcext:value-type="float">
            <text:p>6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formula="of:=[.B3]*[.C3]" office:value-type="float" office:value="1140" calcext:value-type="float">
            <text:p>11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formula="of:=[.B8]*[.C8]" office:value-type="float" office:value="10800" calcext:value-type="float">
            <text:p>10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10]*[.C10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[.B1]*[.C1]" office:value-type="float" office:value="7500" calcext:value-type="float">
            <text:p>7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3" table:formula="of:=[.B2]*[.C2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[.B3]*[.C3]" office:value-type="float" office:value="390" calcext:value-type="float">
            <text:p>39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style-name="ce3" table:formula="of:=[.B4]*[.C4]" office:value-type="float" office:value="1950" calcext:value-type="float">
            <text:p>19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3" table:formula="of:=[.B5]*[.C5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style-name="ce3" table:formula="of:=[.B6]*[.C6]" office:value-type="float" office:value="7800" calcext:value-type="float">
            <text:p>7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3" table:formula="of:=[.B7]*[.C7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style-name="ce3"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3"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3" table:formula="of:=[.B11]*[.C11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12]*[.C12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</table:table>
      <table:table table:name="202007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B1]*[.C1]" office:value-type="float" office:value="3500" calcext:value-type="float">
            <text:p>3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 table:formula="of:=[.B2]*[.C2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3]*[.C3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3" table:formula="of:=[.B4]*[.C4]" office:value-type="float" office:value="450" calcext:value-type="float">
            <text:p>4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3" table:formula="of:=[.B5]*[.C5]" office:value-type="float" office:value="10800" calcext:value-type="float">
            <text:p>10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3" table:formula="of:=[.B6]*[.C6]" office:value-type="float" office:value="6600" calcext:value-type="float">
            <text:p>6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style-name="ce3" table:formula="of:=[.B9]*[.C9]" office:value-type="float" office:value="6400" calcext:value-type="float">
            <text:p>6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</table:table>
      <table:table table:name="202007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[.B1]*[.C1]" office:value-type="float" office:value="14000" calcext:value-type="float">
            <text:p>14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3" table:formula="of:=[.B2]*[.C2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3]*[.C3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3" table:formula="of:=[.B4]*[.C4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3" table:formula="of:=[.B5]*[.C5]" office:value-type="float" office:value="900" calcext:value-type="float">
            <text:p>9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3"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3" table:formula="of:=[.B9]*[.C9]" office:value-type="float" office:value="9600" calcext:value-type="float">
            <text:p>9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</table:table>
      <table:table table:name="202006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[.B1]*[.C1]" office:value-type="float" office:value="9000" calcext:value-type="float">
            <text:p>9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3" table:formula="of:=[.B2]*[.C2]" office:value-type="float" office:value="8400" calcext:value-type="float">
            <text:p>8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3]*[.C3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3" table:formula="of:=[.B4]*[.C4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3" table:formula="of:=[.B5]*[.C5]" office:value-type="float" office:value="750" calcext:value-type="float">
            <text:p>7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3" table:formula="of:=[.B8]*[.C8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3"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</table:table>
      <table:table table:name="202006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formula="of:=[.B1]*[.C1]" office:value-type="float" office:value="7000" calcext:value-type="float">
            <text:p>7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3" table:formula="of:=[.B2]*[.C2]" office:value-type="float" office:value="15000" calcext:value-type="float">
            <text:p>15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B3]*[.C3]" office:value-type="float" office:value="900" calcext:value-type="float">
            <text:p>9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3" table:formula="of:=[.B4]*[.C4]" office:value-type="float" office:value="540" calcext:value-type="float">
            <text:p>5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3" table:formula="of:=[.B5]*[.C5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3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8]*[.C8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3" table:formula="of:=[.B9]*[.C9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3" table:formula="of:=[.B11]*[.C1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3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</table:table>
      <table:table table:name="202006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7" calcext:value-type="float">
            <text:p>17</text:p>
          </table:table-cell>
          <table:table-cell table:formula="of:=[.B1]*[.C1]" office:value-type="float" office:value="8500" calcext:value-type="float">
            <text:p>8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table:formula="of:=[.B9]*[.C9]" office:value-type="float" office:value="11400" calcext:value-type="float">
            <text:p>11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2"/>
          <table:table-cell table:style-name="ce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6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B1]*[.C1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3" table:formula="of:=[.B2]*[.C2]" office:value-type="float" office:value="6600" calcext:value-type="float">
            <text:p>6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table:style-name="ce3" table:formula="of:=[.B3]*[.C3]" office:value-type="float" office:value="10500" calcext:value-type="float">
            <text:p>10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B4]*[.C4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5]*[.C5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9]*[.C9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3" table:formula="of:=[.B10]*[.C10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11]*[.C1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3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3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formula="of:=[.B1]*[.C1]" office:value-type="float" office:value="8500" calcext:value-type="float">
            <text:p>8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3" table:formula="of:=[.B2]*[.C2]" office:value-type="float" office:value="9600" calcext:value-type="float">
            <text:p>9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4]*[.C4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5]*[.C5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6]*[.C6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style-name="ce3" table:formula="of:=[.B8]*[.C8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3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1]*[.C1]" office:value-type="float" office:value="750" calcext:value-type="float">
            <text:p>7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" table:formula="of:=[.B2]*[.C2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 table:formula="of:=[.B3]*[.C3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4]*[.C4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5]*[.C5]" office:value-type="float" office:value="4000" calcext:value-type="float">
            <text:p>4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6]*[.C6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[.B7]*[.C7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B9]*[.C9]" office:value-type="float" office:value="4800" calcext:value-type="float">
            <text:p>4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3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60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table:style-name="ce3" office:value-type="string" calcext:value-type="string">
            <text:p>树苗、小树苗、大树苗、小树苗丛、大树苗丛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青蛙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灌木、小灌木、大灌木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formula="of:=[.B3]*[.C3]" office:value-type="float" office:value="90" calcext:value-type="float">
            <text:p>9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松树、小松树、大松树、小松树丛、大松树丛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风筝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6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6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3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3" table:formula="of:=[.B3]*[.C3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3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3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3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3" table:formula="of:=[.B3]*[.C3]" office:value-type="float" office:value="4500" calcext:value-type="float">
            <text:p>4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3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5]*[.C5]" office:value-type="float" office:value="500" calcext:value-type="float">
            <text:p>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style-name="ce3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3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3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3" table:formula="of:=[.B5]*[.C5]" office:value-type="float" office:value="1600" calcext:value-type="float">
            <text:p>1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29]*[.C29]" office:value-type="float" office:value="100" calcext:value-type="float">
            <text:p>100</text:p>
          </table:table-cell>
          <table:table-cell table:style-name="ce3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3" office:value-type="string" calcext:value-type="string">
            <text:p>青蛙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1]*[.C1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大树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2]*[.C2]" office:value-type="float" office:value="3200" calcext:value-type="float">
            <text:p>32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松树、小松树、大松树、小松树丛、大松树丛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3]*[.C3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风筝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4]*[.C4]" office:value-type="float" office:value="1000" calcext:value-type="float">
            <text:p>10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树苗、小树苗、大树苗、小树苗丛、大树苗丛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5]*[.C5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蘑菇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6]*[.C6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1]*[.C1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2]*[.C2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 table:formula="of:=[.B3]*[.C3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3" table:formula="of:=[.B4]*[.C4]" office:value-type="float" office:value="450" calcext:value-type="float">
            <text:p>4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3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3" office:value-type="string" calcext:value-type="string">
            <text:p>风筝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B1]*[.C1]" office:value-type="float" office:value="4500" calcext:value-type="float">
            <text:p>45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小树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2]*[.C2]" office:value-type="float" office:value="3000" calcext:value-type="float">
            <text:p>30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大树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3]*[.C3]" office:value-type="float" office:value="2400" calcext:value-type="float">
            <text:p>24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云杉、小云杉、大云杉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[.B4]*[.C4]" office:value-type="float" office:value="6600" calcext:value-type="float">
            <text:p>66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00/00/00</text:date>, <text:time style:data-style-name="N2" text:time-value="12:40:22.1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06T06:10:04.025910001</meta:creation-date>
    <dc:date>2020-10-13T12:46:49.131000000</dc:date>
    <meta:editing-duration>PT20H21M29S</meta:editing-duration>
    <meta:editing-cycles>223</meta:editing-cycles>
    <meta:generator>LibreOffice/7.0.0.3$Windows_X86_64 LibreOffice_project/8061b3e9204bef6b321a21033174034a5e2ea88e</meta:generator>
    <meta:document-statistic meta:table-count="139" meta:cell-count="4678" meta:object-count="0"/>
  </office:meta>
</office:document-meta>
</file>